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0.23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7.606cm"/>
    </style:style>
    <style:style style:name="co7" style:family="table-column">
      <style:table-column-properties fo:break-before="auto" style:column-width="16.4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Liberation Sans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fo:font-weight="normal" style:font-name-asian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3µF/35V</text:p>
          </table:table-cell>
          <table:table-cell office:value-type="string" calcext:value-type="string">
            <text:p><text:a xlink:href="https://www.digikey.ca/en/products/detail/nichicon/UPX1V330MPD1TD/4320154" xlink:type="simple">https://www.digikey.ca/en/products/detail/nichicon/UPX1V330MPD1TD/4320154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µF/10V/Low ESL</text:p>
          </table:table-cell>
          <table:table-cell office:value-type="string" calcext:value-type="string">
            <text:p><text:a xlink:href="https://www.digikey.ca/en/products/detail/tdk-corporation/C2012X7R1A106M125AC/2733027" xlink:type="simple">https://www.digikey.ca/en/products/detail/tdk-corporation/C2012X7R1A106M125AC/273302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9, C10, C23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<text:a xlink:href="https://www.digikey.ca/en/products/detail/taiyo-yuden/GMK212BJ105KGHT/4157463" xlink:type="simple">https://www.digikey.ca/en/products/detail/taiyo-yuden/GMK212BJ105KGHT/4157463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2µF/10V/Low ESL</text:p>
          </table:table-cell>
          <table:table-cell office:value-type="string" calcext:value-type="string">
            <text:p><text:a xlink:href="https://www.digikey.ca/en/products/detail/tdk-corporation/C2012X5R1A226M085AC/2733098" xlink:type="simple">https://www.digikey.ca/en/products/detail/tdk-corporation/C2012X5R1A226M085AC/2733098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<text:a xlink:href="https://www.digikey.ca/en/products/detail/tdk-corporation/CGA4J2X7R1H334K125AA/2443162" xlink:type="simple">https://www.digikey.ca/en/products/detail/tdk-corporation/CGA4J2X7R1H334K125AA/2443162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6, C11, C12, C13, C14, C15, C16, C17, C18, C19, C20, C22, C25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<text:a xlink:href="https://www.digikey.ca/en/products/detail/kyocera-avx/08053C104KAT2A/1116281" xlink:type="simple">https://www.digikey.ca/en/products/detail/kyocera-avx/08053C104KAT2A/1116281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330µF/10V</text:p>
          </table:table-cell>
          <table:table-cell office:value-type="string" calcext:value-type="string">
            <text:p><text:a xlink:href="https://www.digikey.ca/en/products/detail/nichicon/UKL1A331MPD1TD/4318088" xlink:type="simple">https://www.digikey.ca/en/products/detail/nichicon/UKL1A331MPD1TD/4318088</text:a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.2µF/35V</text:p>
          </table:table-cell>
          <table:table-cell office:value-type="string" calcext:value-type="string">
            <text:p><text:a xlink:href="https://www.digikey.ca/en/products/detail/tdk-corporation/C2012X5R1V225K085AB/3951660" xlink:type="simple">https://www.digikey.ca/en/products/detail/tdk-corporation/C2012X5R1V225K085AB/3951660</text:a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47nF/21V</text:p>
          </table:table-cell>
          <table:table-cell office:value-type="string" calcext:value-type="string">
            <text:p><text:a xlink:href="https://www.digikey.ca/en/products/detail/taiyo-yuden/TMK212B7473KD-T/930632" xlink:type="simple">https://www.digikey.ca/en/products/detail/taiyo-yuden/TMK212B7473KD-T/930632</text:a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<text:a xlink:href="https://www.digikey.ca/en/products/detail/samsung-electro-mechanics/CL21C472JAFNNNE/3888659" xlink:type="simple">https://www.digikey.ca/en/products/detail/samsung-electro-mechanics/CL21C472JAFNNNE/3888659</text:a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340AE-13</text:p>
          </table:table-cell>
          <table:table-cell office:value-type="string" calcext:value-type="string">
            <text:p><text:a xlink:href="https://www.digikey.ca/en/products/detail/diodes-incorporated/B340AE-13/7352831?s=N4IgTCBcDaIEIGYAsAGAggUQLQEYEgF0BfIA" xlink:type="simple">https://www.digikey.ca/en/products/detail/diodes-incorporated/B340AE-13/7352831?s=N4IgTCBcDaIEIGYAsAGAggUQLQEYEgF0BfIA</text:a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<text:a xlink:href="https://www.digikey.ca/en/products/detail/osram-opto-semiconductors-inc/LO-R976-PS-1/1227955" xlink:type="simple">https://www.digikey.ca/en/products/detail/osram-opto-semiconductors-inc/LO-R976-PS-1/1227955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a xlink:href="https://www.digikey.ca/en/products/detail/lite-on-inc/LTST-C170KGKT/386777" xlink:type="simple">https://www.digikey.ca/en/products/detail/lite-on-inc/LTST-C170KGKT/386777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a xlink:href="https://www.digikey.ca/en/products/detail/lite-on-inc/LTST-C170TBKT/388527" xlink:type="simple">https://www.digikey.ca/en/products/detail/lite-on-inc/LTST-C170TBKT/388527</text:a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a xlink:href="https://www.digikey.ca/en/products/detail/lite-on-inc/LTST-C171KRKT/386801" xlink:type="simple">https://www.digikey.ca/en/products/detail/lite-on-inc/LTST-C171KRKT/386801</text:a>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in 24V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out 5V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out 3.3V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X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Z_MIN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OTHER 1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Y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Z_MAX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OTHER_2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2, J14, J15</text:p>
          </table:table-cell>
          <table:table-cell office:value-type="string" calcext:value-type="string">
            <text:p>Stepper X1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Stepper X2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6, J20</text:p>
          </table:table-cell>
          <table:table-cell office:value-type="string" calcext:value-type="string">
            <text:p>DC Motor Vin 24V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Cetus_J1B1211CCD</text:p>
          </table:table-cell>
          <table:table-cell office:value-type="string" calcext:value-type="string">
            <text:p><text:span text:style-name="T1"><text:a xlink:href="https://www.pjrc.com/store/ethernet_kit.html" xlink:type="simple">https://www.pjrc.com/store/ethernet_kit.html</text:a></text:span>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8, J21</text:p>
          </table:table-cell>
          <table:table-cell office:value-type="string" calcext:value-type="string">
            <text:p>DC Motor</text:p>
          </table:table-cell>
          <table:table-cell office:value-type="string" calcext:value-type="string">
            <text:p><text:a xlink:href="https://www.digikey.ca/en/products/detail/adam-tech/EBWA-02-B/9830632?s=N4IgTCBcDaIKICEDqBBAtABjGhIC6AvkA" xlink:type="simple">https://www.digikey.ca/en/products/detail/adam-tech/EBWA-02-B/9830632?s=N4IgTCBcDaIKICEDqBBAtABjGhIC6AvkA</text:a>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SPINDLE_BLDC_CONTROLLER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Ebay – USB-B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4, J2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bay – JST XH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8µH/Sumida CDRH104R-680MC</text:p>
          </table:table-cell>
          <table:table-cell table:style-name="ce4" office:value-type="string" calcext:value-type="string">
            <text:p><text:span text:style-name="T2"><text:a xlink:href="https://www.digikey.ca/product-detail/en/sumida-america-components-inc/CDRH104RNP-680NC/308-2170-1-ND/3946461" xlink:type="simple">https://www.digikey.ca/product-detail/en/sumida-america-components-inc/CDRH104RNP-680NC/308-2170-1-ND/3946461</text:a></text:span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TK1R4S04PB</text:p>
          </table:table-cell>
          <table:table-cell office:value-type="string" calcext:value-type="string">
            <text:p><text:a xlink:href="https://www.digikey.ca/en/products/detail/toshiba-semiconductor-and-storage/TK1R4S04PB-LXHQ/12154999" xlink:type="simple">https://www.digikey.ca/en/products/detail/toshiba-semiconductor-and-storage/TK1R4S04PB-LXHQ/12154999</text:a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I2301CDS-T1-E3</text:p>
          </table:table-cell>
          <table:table-cell office:value-type="string" calcext:value-type="string">
            <text:p><text:a xlink:href="https://www.digikey.ca/en/products/detail/vishay-siliconix/SI2301CDS-T1-E3/2622018" xlink:type="simple">https://www.digikey.ca/en/products/detail/vishay-siliconix/SI2301CDS-T1-E3/2622018</text:a>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 R4, R5, R6, R7, R8, R9, R10, R11, R12, R13, R14, R15, R16, R17, R18, R45, R47, R48, R57, R58, R6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a/en/products/detail/koa-speer-electronics-inc/SG73S2ATTD103J/10279997" xlink:type="simple">https://www.digikey.ca/en/products/detail/koa-speer-electronics-inc/SG73S2ATTD103J/10279997</text:a>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9, R20, R21, R22, R27, R28, R29, R30, R35, R36, R37, R38, R43, R46, R51, R55, R56, 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s://www.digikey.ca/en/products/detail/stackpole-electronics-inc/RNCP0805FTD1K00/2240229" xlink:type="simple">https://www.digikey.ca/en/products/detail/stackpole-electronics-inc/RNCP0805FTD1K00/2240229</text:a>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3, R24, R25, R26, R31, R32, R33, R34, R39, R40, R41, R42</text:p>
          </table:table-cell>
          <table:table-cell office:value-type="string" calcext:value-type="string">
            <text:p>1.82k/0.5W</text:p>
          </table:table-cell>
          <table:table-cell office:value-type="string" calcext:value-type="string">
            <text:p><text:a xlink:href="https://www.digikey.ca/en/products/detail/stackpole-electronics-inc/RNCP1206FTD1K82/2240344" xlink:type="simple">https://www.digikey.ca/en/products/detail/stackpole-electronics-inc/RNCP1206FTD1K82/2240344</text:a>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4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0, R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3, R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Ebay – Kit 08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<text:a xlink:href="https://www.digikey.ca/en/products/detail/stackpole-electronics-inc/RMCF1206ZT0R00/1756906" xlink:type="simple">https://www.digikey.ca/en/products/detail/stackpole-electronics-inc/RMCF1206ZT0R00/1756906</text:a>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V1, RV2, RV3, RV4, RV5, RV6, RV7, RV8</text:p>
          </table:table-cell>
          <table:table-cell office:value-type="string" calcext:value-type="string">
            <text:p>VC080503A100DP</text:p>
          </table:table-cell>
          <table:table-cell office:value-type="string" calcext:value-type="string">
            <text:p><text:a xlink:href="https://www.digikey.ca/en/products/detail/kyocera-avx/VC080503A100DP/684850?s=N4IgTCBcDaIGoGEAMAOJBWJBmAggRiSQBEAFEAXQF8g" xlink:type="simple">https://www.digikey.ca/en/products/detail/kyocera-avx/VC080503A100DP/684850?s=N4IgTCBcDaIGoGEAMAOJBWJBmAggRiSQBEAFEAXQF8g</text:a>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Sampl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7354-33W5-7</text:p>
          </table:table-cell>
          <table:table-cell office:value-type="string" calcext:value-type="string">
            <text:p><text:a xlink:href="https://www.digikey.ca/en/products/detail/diodes-incorporated/AP7354-33W5-7/9554534?s=N4IgTCBcDaIIIAUDsBmArAFgLQpQdTSyRAF0BfIA" xlink:type="simple">https://www.digikey.ca/en/products/detail/diodes-incorporated/AP7354-33W5-7/9554534?s=N4IgTCBcDaIIIAUDsBmArAFgLQpQdTSyRAF0BfIA</text:a>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Z1117IH-3.3TRG1</text:p>
          </table:table-cell>
          <table:table-cell office:value-type="string" calcext:value-type="string">
            <text:p><text:a xlink:href="https://www.digikey.ca/en/products/detail/diodes-incorporated/AZ1117IH-3-3TRG1/5699672?s=N4IgTCBcDaIIIC0CMKDsBJAEgWgMwDpcAVAJQHEkQBdAXyA" xlink:type="simple">https://www.digikey.ca/en/products/detail/diodes-incorporated/AZ1117IH-3-3TRG1/5699672?s=N4IgTCBcDaIIIC0CMKDsBJAEgWgMwDpcAVAJQHEkQBdAXyA</text:a>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5</text:p>
          </table:table-cell>
          <table:table-cell office:value-type="string" calcext:value-type="string">
            <text:p>SN74LVC14ADRG3</text:p>
          </table:table-cell>
          <table:table-cell office:value-type="string" calcext:value-type="string">
            <text:p><text:a xlink:href="https://www.digikey.ca/en/products/detail/texas-instruments/SN74LVC14ADRG3/2421075" xlink:type="simple">https://www.digikey.ca/en/products/detail/texas-instruments/SN74LVC14ADRG3/2421075</text:a>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6, U7, U8, U9, U10, U11, U12, U13, U15</text:p>
          </table:table-cell>
          <table:table-cell office:value-type="string" calcext:value-type="string">
            <text:p>MOCD217R2M</text:p>
          </table:table-cell>
          <table:table-cell office:value-type="string" calcext:value-type="string">
            <text:p><text:a xlink:href="https://www.digikey.ca/en/products/detail/onsemi/MOCD217R2M/402226" xlink:type="simple">https://www.digikey.ca/en/products/detail/onsemi/MOCD217R2M/402226</text:a>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912</text:p>
          </table:table-cell>
          <table:table-cell office:value-type="string" calcext:value-type="string">
            <text:p><text:a xlink:href="https://www.digikey.ca/en/products/detail/stmicroelectronics/TS912IDT/1040339" xlink:type="simple">https://www.digikey.ca/en/products/detail/stmicroelectronics/TS912IDT/1040339</text:a>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CY7C64225</text:p>
          </table:table-cell>
          <table:table-cell office:value-type="string" calcext:value-type="string">
            <text:p><text:a xlink:href="https://www.digikey.ca/en/products/detail/cypress-semiconductor-corp/CY7C64225-28PVXC/3507932" xlink:type="simple">https://www.digikey.ca/en/products/detail/cypress-semiconductor-corp/CY7C64225-28PVXC/3507932</text:a>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LM810M3-4.63</text:p>
          </table:table-cell>
          <table:table-cell office:value-type="string" calcext:value-type="string">
            <text:p><text:a xlink:href="https://www.digikey.ca/en/products/detail/texas-instruments/LM810M3-4-63-NOPB/364278" xlink:type="simple">https://www.digikey.ca/en/products/detail/texas-instruments/LM810M3-4-63-NOPB/364278</text:a>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Teensy_4.1</text:p>
          </table:table-cell>
          <table:table-cell office:value-type="string" calcext:value-type="string">
            <text:p><text:a xlink:href="https://www.pjrc.com/store/teensy41.html" xlink:type="simple">https://www.pjrc.com/store/teensy41.html</text:a>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a xlink:href="https://www.digikey.ca/en/products/detail/samtec-inc/SQT-103-01-L-D/1108681" xlink:type="simple">https://www.digikey.ca/en/products/detail/samtec-inc/SQT-103-01-L-D/110868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00-00-00</text:date>, <text:time style:data-style-name="N2" text:time-value="11:09:50.192040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11:11:00.175218250</dc:date>
    <meta:editing-duration>PT12H32M24S</meta:editing-duration>
    <meta:editing-cycles>87</meta:editing-cycles>
    <meta:generator>LibreOffice/6.4.7.2$Linux_X86_64 LibreOffice_project/40$Build-2</meta:generator>
    <meta:document-statistic meta:table-count="1" meta:cell-count="310" meta:object-count="0"/>
  </office:meta>
</office:document-meta>
</file>